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069in" fo:margin-left="-0.15in" fo:margin-top="0in" fo:margin-bottom="0in" fo:break-before="auto" fo:break-after="auto" table:align="left"/>
    </style:style>
    <style:style style:name="Table1.A" style:family="table-column">
      <style:table-column-properties style:column-width="1in"/>
    </style:style>
    <style:style style:name="Table1.E" style:family="table-column">
      <style:table-column-properties style:column-width="2.506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E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in" fo:margin-right="0in" fo:margin-top="0.0835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3" style:family="paragraph" style:parent-style-name="Standard">
      <style:paragraph-properties fo:margin-left="0in" fo:margin-right="0in" fo:margin-top="0.0835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4" style:family="paragraph" style:parent-style-name="Standard">
      <style:paragraph-properties fo:margin-left="0in" fo:margin-right="0in" fo:margin-top="0.0835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5" style:family="paragraph" style:parent-style-name="Standard">
      <style:paragraph-properties fo:margin-left="0in" fo:margin-right="0in" fo:margin-top="0.0835in" fo:margin-bottom="0.0835in" loext:contextual-spacing="false" fo:line-height="100%" fo:text-align="center" style:justify-single-word="false" fo:keep-together="auto" fo:orphans="2" fo:widows="2" fo:text-indent="0in" style:auto-text-indent="false" fo:padding="0in" fo:border="none" fo:keep-with-next="always"/>
    </style:style>
    <style:style style:name="P6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7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8" style:family="paragraph" style:parent-style-name="Standard">
      <style:paragraph-properties fo:margin-left="0in" fo:margin-right="0in" fo:margin-top="0.0417in" fo:margin-bottom="0.0417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0.25in"/>
        </style:tab-stops>
      </style:paragraph-properties>
      <style:text-properties fo:font-size="12pt" style:font-size-asian="12pt" style:font-size-complex="12pt"/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left="0in" fo:margin-right="0in" fo:text-indent="0in" style:auto-text-indent="false">
        <style:tab-stops>
          <style:tab-stop style:position="0.25in"/>
        </style:tab-stops>
      </style:paragraph-properties>
    </style:style>
    <style:style style:name="P15" style:family="paragraph" style:parent-style-name="Standard" style:list-style-name="WWNum1">
      <style:paragraph-properties fo:margin-left="0.75in" fo:margin-right="0in" fo:text-indent="-0.25in" style:auto-text-indent="false"/>
      <style:text-properties fo:font-size="12pt" style:font-size-asian="12pt" style:font-size-complex="12pt"/>
    </style:style>
    <style:style style:name="P16" style:family="paragraph" style:parent-style-name="Heading_20_2" style:master-page-name="Standard">
      <style:paragraph-properties fo:margin-top="0.1665in" fo:margin-bottom="0.0835in" loext:contextual-spacing="false" fo:line-height="100%" style:page-number="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4" style:family="text">
      <style:text-properties style:font-name="Arial" fo:font-weight="bold" style:font-name-asian="Arial1" style:font-weight-asian="bold" style:font-name-complex="Arial1"/>
    </style:style>
    <style:style style:name="T5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roject charter</text:p>
      <text:p text:style-name="P2"><text:span text:style-name="T1">Nome do Projeto:</text:span><text:span text:style-name="T4"> Valoro</text:span></text:p>
      <text:p text:style-name="P2"><text:span text:style-name="T1">Histórico do Documento – </text:span><text:span text:style-name="T4">Draft</text:span></text:p>
      <text:p text:style-name="P3"/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5"><text:span text:style-name="T1">CR# (opcional)</text:span></text:p>
          </table:table-cell>
          <table:table-cell table:style-name="Table1.A1" office:value-type="string">
            <text:p text:style-name="P5"><text:span text:style-name="T1">Versão do</text:span></text:p>
            <text:p text:style-name="P5"><text:span text:style-name="T1">Documento#</text:span></text:p>
          </table:table-cell>
          <table:table-cell table:style-name="Table1.A1" office:value-type="string">
            <text:p text:style-name="P5"><text:span text:style-name="T1">Data de </text:span></text:p>
            <text:p text:style-name="P5"><text:span text:style-name="T1">Aprovação</text:span></text:p>
          </table:table-cell>
          <table:table-cell table:style-name="Table1.A1" office:value-type="string">
            <text:p text:style-name="P5"><text:span text:style-name="T1">Modificado por</text:span></text:p>
          </table:table-cell>
          <table:table-cell table:style-name="Table1.E1" office:value-type="string">
            <text:p text:style-name="P5"><text:span text:style-name="T1">Seção, Página(s) e Texto Revisado</text:span>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<text:span text:style-name="T2">01</text:span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José Victor</text:p>
          </table:table-cell>
          <table:table-cell table:style-name="Table1.E1" office:value-type="string">
            <text:p text:style-name="P8"><text:span text:style-name="T2">Versão inicial</text:span></text:p>
          </table:table-cell>
        </table:table-row>
      </table:table>
      <text:p text:style-name="P4"/>
      <text:p text:style-name="Heading_20_3">Objetivos do negócio a serem atendidos com o projeto</text:p>
      <text:p text:style-name="P9"><text:span text:style-name="T5">Entregar uma plataforma modelo SaaS</text:span></text:p>
      <text:p text:style-name="P9"><text:span text:style-name="T5">Permitir que o cliente realize Valuation</text:span></text:p>
      <text:p text:style-name="Heading_20_3">Benefícios do negócio com a implementação do projeto</text:p>
      <text:p text:style-name="P9"><text:span text:style-name="T5">Alta escalabilidade, diferenciação da concorrência</text:span></text:p>
      <text:p text:style-name="Heading_20_3">Justificativa do projeto</text:p>
      <text:p text:style-name="P11"><text:span text:style-name="T5">A empresa, a partir de uma análise de Payback Period, identificou que o investimento no projeto viabiliza o nosso produto, o modelo de negócio e segundo a fórmula da técnica, teremos que o fluxo de caixa gerado pelo projeto irá se igualar ao investimento inicial em 1 ano.</text:span></text:p>
      <text:p text:style-name="P12"/>
      <text:p text:style-name="Heading_20_3">Descrição do projeto em alto nível</text:p>
      <text:p text:style-name="P9"><text:span text:style-name="T5">Desenvolver uma plataforma SaaS que atenda as necessidades de análises de investimento para pessoas físicas usando métricas e personalização de indicadores financeiros dispondo de um layout intuitivo para o usuário.</text:span></text:p>
      <text:p text:style-name="Heading_20_3">Entregáveis de alto-nível</text:p>
      <text:p text:style-name="P14"><text:span text:style-name="T5">Repositório de Frontend, Repositório de Backend, Esquema de infraestrutura, Configuração de Serverless(GCP), Documentação do sistema, Documentação do Projeto, Documentação de testes e integração.</text:span></text:p>
      <text:p text:style-name="Heading_20_3">Produtos, serviços, operações e organizações afetadas pelo projeto</text:p>
      <text:p text:style-name="P13"><text:span text:style-name="T5">Researches, Bancos de investimento, Softwares de análises financeiras, pessoas físicas e jurídicas que aplicam na bolsa de valores.</text:span></text:p>
      <text:p text:style-name="Heading_20_3"/>
      <text:p text:style-name="Heading_20_3">Produtos, serviços, operações e organizações não afetadas pelo projeto</text:p>
      <text:list xml:id="list3841524565" text:style-name="WWNum1">
        <text:list-item>
          <text:p text:style-name="P15"/>
        </text:list-item>
      </text:list>
      <text:p text:style-name="P1"/>
      <text:p text:style-name="Heading_20_3"><text:soft-page-break/>Cronograma dos entregáveis</text:p>
      <text:list xml:id="list172936507853153" text:continue-numbering="true" text:style-name="WWNum1">
        <text:list-item>
          <text:p text:style-name="P15"/>
        </text:list-item>
      </text:list>
      <text:p text:style-name="P1"/>
      <text:p text:style-name="Heading_20_3">Recursos financeiros pré-aprovados (orçamento)</text:p>
      <text:list xml:id="list172936679009286" text:continue-numbering="true" text:style-name="WWNum1">
        <text:list-item>
          <text:p text:style-name="P15"/>
        </text:list-item>
      </text:list>
      <text:p text:style-name="P1"/>
      <text:p text:style-name="Heading_20_3">Requisitos para aprovação do projeto</text:p>
      <text:list xml:id="list172936829910114" text:continue-numbering="true" text:style-name="WWNum1">
        <text:list-item>
          <text:p text:style-name="P15"/>
        </text:list-item>
      </text:list>
      <text:p text:style-name="P1"/>
      <text:p text:style-name="Heading_20_3">Critérios para encerrar ou cancelar o projeto</text:p>
      <text:list xml:id="list172936294920386" text:continue-numbering="true" text:style-name="WWNum1">
        <text:list-item>
          <text:p text:style-name="P15"/>
        </text:list-item>
      </text:list>
      <text:p text:style-name="P1"/>
      <text:p text:style-name="Heading_20_3">Nome do gerente de projeto designado</text:p>
      <text:list xml:id="list172937944220762" text:continue-numbering="true" text:style-name="WWNum1">
        <text:list-item>
          <text:p text:style-name="P15"/>
        </text:list-item>
      </text:list>
      <text:p text:style-name="P1"/>
      <text:p text:style-name="Heading_20_3">Papéis e responsabilidades</text:p>
      <text:list xml:id="list172936659686448" text:continue-numbering="true" text:style-name="WWNum1">
        <text:list-item>
          <text:p text:style-name="P15"/>
        </text:list-item>
      </text:list>
      <text:p text:style-name="P1"/>
      <text:p text:style-name="Heading_20_3">Nome e autoridade do patrocinador do projeto, lista de clientes ou outras pessoas que autorizam o projeto</text:p>
      <text:list xml:id="list172937605843095" text:continue-numbering="true" text:style-name="WWNum1">
        <text:list-item>
          <text:p text:style-name="P15"/>
        </text:list-item>
      </text:list>
      <text:p text:style-name="P1"/>
      <text:p text:style-name="P1"/>
      <text:p text:style-name="P1"/>
      <text:p text:style-name="P1"/>
      <text:p text:style-name="Standard"><text:span text:style-name="T5">São Carlos, ____ de ________________ de _____</text:span></text:p>
      <text:p text:style-name="P1"/>
      <text:p text:style-name="Standard"><text:soft-page-break/><text:span text:style-name="T5">Assinaturas/Carg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false" style:font-name-asian="Linux Libertine G" style:font-size-asian="10pt" style:language-asian="zh" style:country-asian="CN" style:font-name-complex="Linux Libertine G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fo:font-variant="small-caps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665in" fo:margin-bottom="0.0835in" loext:contextual-spacing="false" fo:line-height="100%" fo:keep-with-next="always"/>
      <style:text-properties fo:font-variant="small-caps" style:font-name="Arial" fo:font-family="Arial" style:font-family-generic="roman" style:font-pitch="variable" fo:font-size="18pt" fo:font-weight="bold" style:font-name-asian="Arial1" style:font-family-asian="Arial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fo:font-variant="small-caps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 fo:keep-with-next="always"/>
      <style:text-properties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417in" loext:contextual-spacing="false" fo:line-height="100%"/>
      <style:text-properties style:font-name="Arial" fo:font-family="Arial" style:font-family-generic="roman" style:font-pitch="variable" fo:font-size="12pt" fo:font-style="italic" style:font-name-asian="Arial1" style:font-family-asian="Arial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2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44" meta:word-count="272" meta:character-count="1845" meta:non-whitespace-character-count="1615"/>
    <meta:generator>LibreOfficeDev/6.0.5.2$Linux_X86_64 LibreOffice_project/</meta:generator>
  </office:meta>
</office:document-meta>
</file>